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E000002199AE445AC1FED47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officeooo:rsid="0018ee76" officeooo:paragraph-rsid="0018ee76"/>
    </style:style>
    <style:style style:name="T1" style:family="text">
      <style:text-properties officeooo:rsid="0017fc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09578 006 19516</text:h>
      <text:p text:style-name="First_20_paragraph">Bridge <text:span text:style-name="T1">4</text:span> - Oregon</text:p>
      <text:p text:style-name="Text_20_body"><text:a xlink:type="simple" xlink:href="http://ltbp6.rutgers.edu/Bridges/Details/471246" text:style-name="Internet_20_link" text:visited-style-name="Visited_20_Internet_20_Link"><text:span text:style-name="Definition">Portal Link</text:span></text:a></text:p>
      <text:h text:style-name="Heading_20_2" text:outline-level="2">NBI data</text:h>
      <text:p text:style-name="Text_20_body"><draw:frame draw:style-name="fr1" draw:name="Image1" text:anchor-type="paragraph" svg:width="6.5in" svg:height="4.3736in" draw:z-index="0"><draw:image xlink:href="Pictures/100000000000031E000002199AE445AC1FED47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9-22T16:16:42.911000000</dc:date>
    <meta:editing-duration>PT4M58S</meta:editing-duration>
    <meta:editing-cycles>1</meta:editing-cycles>
    <meta:document-statistic meta:table-count="0" meta:image-count="1" meta:object-count="0" meta:page-count="1" meta:paragraph-count="5" meta:word-count="12" meta:character-count="53" meta:non-whitespace-character-count="45"/>
    <meta:generator>LibreOffice/5.2.0.4$Windows_X86_64 LibreOffice_project/066b007f5ebcc236395c7d282ba488bca6720265</meta:generator>
  </office:meta>
</office:document-meta>
</file>